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.902in"/>
    </style:style>
    <style:style style:name="co4" style:family="table-column">
      <style:table-column-properties fo:break-before="auto" style:column-width="2.940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 style:parent-style-name="Default">
      <style:graphic-properties draw:stroke="none" draw:fill="none" draw:ole-draw-aspect="1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9.7736in" svg:height="6.9543in" svg:x="0.4047in" svg:y="6.0075in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number-columns-repeated="245" table:default-cell-style-name="ce3"/>
        <table:table-column table:style-name="co6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2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6"/>
          <table:table-cell table:style-name="ce7"/>
          <table:table-cell table:style-name="ce4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/>
          <table:table-cell table:style-name="ce5" office:value-type="string" calcext:value-type="string">
            <text:p>Tempo Single Thread</text:p>
          </table:table-cell>
          <table:table-cell table:style-name="ce5" office:value-type="string" calcext:value-type="string">
            <text:p>Tam. Tarefa (Largura da Imagem)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1.957" calcext:value-type="float">
            <text:p>1.957</text:p>
          </table:table-cell>
          <table:table-cell table:style-name="ce8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.0</text:p>
          </table:table-cell>
          <table:table-cell table:style-name="ce4"/>
          <table:table-cell table:style-name="ce7" office:value-type="float" office:value="1.957" calcext:value-type="float">
            <text:p>1.957</text:p>
          </table:table-cell>
          <table:table-cell table:style-name="ce18" office:value-type="string" calcext:value-type="string">
            <text:p>3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office:value-type="float" office:value="2.1364" calcext:value-type="float">
            <text:p>2.1364</text:p>
          </table:table-cell>
          <table:table-cell table:style-name="ce8" table:formula="of:=([.H7]/[.C7])" office:value-type="float" office:value="1.63970230293952" calcext:value-type="float">
            <text:p>1.6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0.819851151469762" calcext:value-type="float">
            <text:p>0.8</text:p>
          </table:table-cell>
          <table:table-cell table:style-name="ce4"/>
          <table:table-cell table:style-name="ce7" office:value-type="float" office:value="3.50306" calcext:value-type="float">
            <text:p>3.50306</text:p>
          </table:table-cell>
          <table:table-cell table:style-name="ce18" office:value-type="string" calcext:value-type="string">
            <text:p>4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2.0607" calcext:value-type="float">
            <text:p>2.0607</text:p>
          </table:table-cell>
          <table:table-cell table:style-name="ce8" table:formula="of:=([.H8]/[.C8])" office:value-type="float" office:value="2.64013199398263" calcext:value-type="float">
            <text:p>2.6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8]/[.B8])" office:value-type="float" office:value="0.660032998495657" calcext:value-type="float">
            <text:p>0.7</text:p>
          </table:table-cell>
          <table:table-cell table:style-name="ce4"/>
          <table:table-cell table:style-name="ce7" office:value-type="float" office:value="5.44052" calcext:value-type="float">
            <text:p>5.44052</text:p>
          </table:table-cell>
          <table:table-cell table:style-name="ce18" office:value-type="string" calcext:value-type="string">
            <text:p>5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office:value-type="float" office:value="2.0912" calcext:value-type="float">
            <text:p>2.0912</text:p>
          </table:table-cell>
          <table:table-cell table:style-name="ce8" table:formula="of:=([.H9]/[.C9])" office:value-type="float" office:value="3.17245122417751" calcext:value-type="float">
            <text:p>3.2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9]/[.B9])" office:value-type="float" office:value="0.528741870696251" calcext:value-type="float">
            <text:p>0.5</text:p>
          </table:table-cell>
          <table:table-cell table:style-name="ce4"/>
          <table:table-cell table:style-name="ce7" office:value-type="float" office:value="6.63423" calcext:value-type="float">
            <text:p>6.63423</text:p>
          </table:table-cell>
          <table:table-cell table:style-name="ce18" office:value-type="string" calcext:value-type="string">
            <text:p>55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office:value-type="float" office:value="2.2281" calcext:value-type="float">
            <text:p>2.2281</text:p>
          </table:table-cell>
          <table:table-cell table:style-name="ce8" table:formula="of:=([.H10]/[.C10])" office:value-type="float" office:value="3.16332301063687" calcext:value-type="float">
            <text:p>3.2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([.D10]/[.B10])" office:value-type="float" office:value="0.395415376329608" calcext:value-type="float">
            <text:p>0.4</text:p>
          </table:table-cell>
          <table:table-cell table:style-name="ce4"/>
          <table:table-cell table:style-name="ce7" office:value-type="float" office:value="7.0482" calcext:value-type="float">
            <text:p>7.0482</text:p>
          </table:table-cell>
          <table:table-cell table:style-name="ce18" office:value-type="string" calcext:value-type="string">
            <text:p>57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7" office:value-type="float" office:value="2.3691" calcext:value-type="float">
            <text:p>2.3691</text:p>
          </table:table-cell>
          <table:table-cell table:style-name="ce8" table:formula="of:=([.H11]/[.C11])" office:value-type="float" office:value="3.1076231480309" calcext:value-type="float">
            <text:p>3.1</text:p>
          </table:table-cell>
          <table:table-cell table:style-name="ce9" office:value-type="float" office:value="12" calcext:value-type="float">
            <text:p>12</text:p>
          </table:table-cell>
          <table:table-cell table:style-name="ce8" table:formula="of:=([.D11]/[.B11])" office:value-type="float" office:value="0.258968595669241" calcext:value-type="float">
            <text:p>0.3</text:p>
          </table:table-cell>
          <table:table-cell table:style-name="ce4"/>
          <table:table-cell table:style-name="ce7" office:value-type="float" office:value="7.36227" calcext:value-type="float">
            <text:p>7.36227</text:p>
          </table:table-cell>
          <table:table-cell table:style-name="ce18" office:value-type="string" calcext:value-type="string">
            <text:p>58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time-style style:name="N10160" number:language="en" number:country="US">
      <number:minutes number:style="long"/>
      <number:text>:</number:text>
      <number:seconds number:style="long"/>
    </number:time-style>
    <number:time-style style:name="N1016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2" number:language="en" number:country="US">
      <number:minutes number:style="long"/>
      <number:text>:</number:text>
      <number:seconds number:style="long" number:decimal-places="1"/>
    </number:time-style>
    <number:number-style style:name="N10163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21:38:01.7481982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10-23T12:26:45</meta:creation-date>
    <dc:date>2026-04-15T22:05:59.405612566</dc:date>
    <meta:generator>LibreOffice/25.8.6.2$Linux_X86_64 LibreOffice_project/580$Build-2</meta:generator>
    <meta:editing-duration>PT29M39S</meta:editing-duration>
    <meta:editing-cycles>8</meta:editing-cycles>
    <meta:document-statistic meta:table-count="1" meta:cell-count="49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130">
      <number:number number:decimal-places="1" number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30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>
      <style:chart-properties style:rotation-angle="27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0" style:family="chart" style:data-style-name="N130">
      <style:chart-properties chart:display-label="true" chart:tick-marks-major-inner="false" chart:tick-marks-major-outer="false" chart:logarithmic="false" chart:minimum="0" chart:maximum="12" chart:interval-major="4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1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2" style:family="chart" style:data-style-name="N130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30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5" style:family="chart">
      <style:graphic-properties svg:stroke-width="0.071cm"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T2" style:family="text"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</office:automatic-styles>
  <office:body>
    <office:chart>
      <chart:chart svg:width="24.826cm" svg:height="17.665cm" xlink:href=".." xlink:type="simple" chart:class="chart:bar" chart:style-name="ch1">
        <chart:title svg:x="7.969cm" svg:y="0.477cm" chart:style-name="ch2">
          <text:p><text:span text:style-name="T1">Aplicação / Máquina</text:span></text:p>
        </chart:title>
        <chart:legend chart:legend-position="end" svg:x="5.986cm" svg:y="16.819cm" style:legend-expansion="custom" svg:width="12.156cm" svg:height="0.771cm" style:legend-expansion-aspect-ratio="15.7665369649805" chart:style-name="ch3"/>
        <chart:plot-area chart:style-name="ch4" svg:x="1.682cm" svg:y="1.387cm" svg:width="20.352cm" svg:height="14.007cm">
          <chart:coordinate-region svg:x="2.57cm" svg:y="1.652cm" svg:width="18.802cm" svg:height="12.963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617cm" svg:y="15.465cm" chart:style-name="ch7">
              <text:p><text:span text:style-name="T2">Núcleos</text:span></text:p>
            </chart:title>
          </chart:axis>
          <chart:axis chart:dimension="y" chart:name="primary-y" chart:style-name="ch8">
            <chart:title svg:x="23.181cm" svg:y="6.092cm" chart:style-name="ch9">
              <text:p><text:span text:style-name="T2">Eficiência</text:span></text:p>
            </chart:title>
          </chart:axis>
          <chart:axis chart:dimension="y" chart:name="secondary-y" chart:style-name="ch10">
            <chart:title svg:x="0.26cm" svg:y="10.914cm" chart:style-name="ch11">
              <text:p><text:span text:style-name="T2">Fator de Aceleração</text:span></text:p>
            </chart:title>
          </chart:axis>
          <chart:series chart:attached-axis="primary-y" chart:style-name="ch12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3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4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19851151469762">
                <text:p>0.819851151469762</text:p>
              </table:table-cell>
              <table:table-cell office:value-type="float" office:value="1.63970230293952">
                <text:p>1.639702302939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60032998495657">
                <text:p>0.660032998495657</text:p>
              </table:table-cell>
              <table:table-cell office:value-type="float" office:value="2.64013199398263">
                <text:p>2.64013199398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28741870696251">
                <text:p>0.528741870696251</text:p>
              </table:table-cell>
              <table:table-cell office:value-type="float" office:value="3.17245122417751">
                <text:p>3.172451224177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5415376329608">
                <text:p>0.395415376329608</text:p>
              </table:table-cell>
              <table:table-cell office:value-type="float" office:value="3.16332301063687">
                <text:p>3.163323010636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58968595669241">
                <text:p>0.258968595669241</text:p>
              </table:table-cell>
              <table:table-cell office:value-type="float" office:value="3.1076231480309">
                <text:p>3.107623148030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